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900000229B67C9B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32pt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0.55cm" svg:y="2.646cm" svg:width="15.901cm" svg:height="14.631cm" draw:z-index="0"><draw:image xlink:href="Pictures/100000000000025900000229B67C9BD5.png" xlink:type="simple" xlink:show="embed" xlink:actuate="onLoad"/></draw:frame>MC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2T14:29:20.01</meta:creation-date>
    <meta:document-statistic meta:table-count="0" meta:image-count="1" meta:object-count="0" meta:page-count="1" meta:paragraph-count="1" meta:word-count="1" meta:character-count="3"/>
    <dc:date>2017-10-12T14:48:33.28</dc:date>
    <meta:editing-duration>PT19M14S</meta:editing-duration>
    <meta:editing-cycles>1</meta:editing-cycles>
    <meta:generator>OpenOffice/4.1.3$Win32 OpenOffice.org_project/413m1$Build-9783</meta:generator>
  </office:meta>
</office:document-meta>
</file>